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 text:c="4"/>1. Read text file and parse it into array of objects</text:p>
      <text:p text:style-name="Preformatted_20_Text"><text:s text:c="4"/>2. write address functions normal condition and special, like word or bite rword or rbyte</text:p>
      <text:p text:style-name="Preformatted_20_Text"><text:s text:c="4"/>3. writing addresses </text:p>
      <text:p text:style-name="Preformatted_20_Text"><text:s text:c="4"/>4. <text:s/>Create a sympol table (pass one)</text:p>
      <text:p text:style-name="Preformatted_20_Text"><text:s text:c="4"/>5. get pass two</text:p>
      <text:p text:style-name="Preformatted_20_Text"><text:s text:c="4"/>6. get HTE record <text:s/></text:p>
      <text:p text:style-name="Preformatted_20_Text"><text:s text:c="4"/>7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0" meta:image-count="0" meta:object-count="0" meta:page-count="1" meta:paragraph-count="7" meta:word-count="45" meta:character-count="263" meta:non-whitespace-character-count="192"/>
    <meta:generator>LibreOffice/6.3.4.2$Windows_X86_64 LibreOffice_project/60da17e045e08f1793c57c00ba83cdfce946d0aa</meta:generator>
  </office:meta>
</office:document-meta>
</file>